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132in" fo:margin-left="1.9049in" fo:margin-right="0.6069in" table:align="margins" style:writing-mode="lr-tb"/>
    </style:style>
    <style:style style:name="Table1.A" style:family="table-column">
      <style:table-column-properties style:column-width="1.7146in" style:rel-column-width="2469*"/>
    </style:style>
    <style:style style:name="Table1.B" style:family="table-column">
      <style:table-column-properties style:column-width="2.6986in" style:rel-column-width="3886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>
        <style:tab-stops/>
      </style:paragraph-properties>
      <style:text-properties fo:font-size="14pt" fo:language="el" fo:country="GR" fo:font-weight="bold" style:font-size-asian="14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>
        <style:tab-stops/>
      </style:paragraph-properties>
      <style:text-properties fo:font-size="14pt" fo:language="el" fo:country="GR" fo:font-weight="normal" style:font-size-asian="14pt" style:font-weight-asian="normal" style:font-size-complex="12pt" style:font-weight-complex="normal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fo:text-indent="0in" style:auto-text-indent="false" style:snap-to-layout-grid="false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/>
      <style:text-properties fo:language="el" fo:country="GR"/>
    </style:style>
    <style:style style:name="P10" style:family="paragraph" style:parent-style-name="Standard">
      <style:paragraph-properties fo:margin-left="0in" fo:margin-right="0in" fo:margin-top="0in" fo:margin-bottom="0in" fo:text-indent="0in" style:auto-text-indent="false" style:snap-to-layout-grid="false"/>
      <style:text-properties fo:language="el" fo:country="GR"/>
    </style:style>
    <style:style style:name="P11" style:family="paragraph" style:parent-style-name="Standard" style:list-style-name="L1">
      <style:paragraph-properties fo:margin-top="0in" fo:margin-bottom="0in" fo:text-align="justify" style:justify-single-word="false">
        <style:tab-stops/>
      </style:paragraph-properties>
      <style:text-properties fo:font-size="14pt" fo:language="el" fo:country="GR" fo:font-weight="bold" style:font-size-asian="14pt" style:font-weight-asian="bold" style:font-size-complex="12pt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size-complex="12pt"/>
    </style:style>
    <style:style style:name="T5" style:family="text">
      <style:text-properties style:language-complex="en" style:country-complex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language-complex="en" style:country-complex="US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6"/>
      <text:p text:style-name="P6"><text:tab/></text:p>
      <text:p text:style-name="P6"><text:span text:style-name="T1"/></text:p>
      <text:p text:style-name="P6"><text:span text:style-name="T1"><text:tab/>Επέκταση Πρωτοκόλλου </text:span><text:span text:style-name="T2">SIP</text:span></text:p>
      <text:p text:style-name="P6"><text:span text:style-name="T2"><text:tab/></text:span></text:p>
      <text:p text:style-name="P6"><text:span text:style-name="T2"><text:tab/></text:span><text:span text:style-name="T3">Software Design Docume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Έκδοση</text:span>:</text:p>
          </table:table-cell>
          <table:table-cell table:style-name="Table1.B1" office:value-type="string">
            <text:p text:style-name="P7">1.0</text:p>
          </table:table-cell>
        </table:table-row>
        <table:table-row table:style-name="Table1.1">
          <table:table-cell table:style-name="Table1.A1" office:value-type="string">
            <text:p text:style-name="P9">Ημερομηνία Εκτύπωσης:</text:p>
          </table:table-cell>
          <table:table-cell table:style-name="Table1.B1" office:value-type="string">
            <text:p text:style-name="P7"><text:print-date style:data-style-name="N116"/>21/12/2016</text:p>
          </table:table-cell>
        </table:table-row>
        <table:table-row table:style-name="Table1.1">
          <table:table-cell table:style-name="Table1.A1" office:value-type="string">
            <text:p text:style-name="P9">Ημερομηνία Κυκλοφορίας:</text:p>
          </table:table-cell>
          <table:table-cell table:style-name="Table1.B1" office:value-type="string">
            <text:p text:style-name="P8">21/12/2016</text:p>
          </table:table-cell>
        </table:table-row>
        <table:table-row table:style-name="Table1.1">
          <table:table-cell table:style-name="Table1.A1" office:value-type="string">
            <text:p text:style-name="P9">Κατάσταση Έκδοσης:</text:p>
          </table:table-cell>
          <table:table-cell table:style-name="Table1.B1" office:value-type="string">
            <text:p text:style-name="P9">Αρχική</text:p>
          </table:table-cell>
        </table:table-row>
        <table:table-row table:style-name="Table1.1">
          <table:table-cell table:style-name="Table1.A1" office:value-type="string">
            <text:p text:style-name="P9">Κατάσταση Έγκρισης:</text:p>
          </table:table-cell>
          <table:table-cell table:style-name="Table1.B1" office:value-type="string">
            <text:p text:style-name="P9">Πρόχειρο</text:p>
          </table:table-cell>
        </table:table-row>
        <table:table-row table:style-name="Table1.1">
          <table:table-cell table:style-name="Table1.A1" office:value-type="string">
            <text:p text:style-name="P9">Εγκρίθηκε από:</text:p>
          </table:table-cell>
          <table:table-cell table:style-name="Table1.B1" office:value-type="string">
            <text:p text:style-name="P10">-</text:p>
          </table:table-cell>
        </table:table-row>
        <table:table-row table:style-name="Table1.1">
          <table:table-cell table:style-name="Table1.A1" office:value-type="string">
            <text:p text:style-name="P9">Προετοιμάστηκε από:</text:p>
          </table:table-cell>
          <table:table-cell table:style-name="Table1.B1" office:value-type="string">
            <text:p text:style-name="P10">Αργυρίου Στέφανος Παναγιώτης</text:p>
            <text:p text:style-name="P10">Βάρυα Χρυσούλα</text:p>
            <text:p text:style-name="P10">Κάτσιος Αθανάσιος</text:p>
            <text:p text:style-name="P10">Κονιδάρης Φίλιππος</text:p>
          </table:table-cell>
        </table:table-row>
        <table:table-row table:style-name="Table1.1">
          <table:table-cell table:style-name="Table1.A1" office:value-type="string">
            <text:p text:style-name="P9">Επιθεωρήθηκε από:</text:p>
          </table:table-cell>
          <table:table-cell table:style-name="Table1.B1" office:value-type="string">
            <text:p text:style-name="P10">-</text:p>
          </table:table-cell>
        </table:table-row>
        <table:table-row table:style-name="Table1.1">
          <table:table-cell table:style-name="Table1.A1" office:value-type="string">
            <text:p text:style-name="P9">Όνομα μονοπατιού:</text:p>
          </table:table-cell>
          <table:table-cell table:style-name="Table1.B1" office:value-type="string">
            <text:p text:style-name="P10">-</text:p>
          </table:table-cell>
        </table:table-row>
        <table:table-row table:style-name="Table1.1">
          <table:table-cell table:style-name="Table1.A1" office:value-type="string">
            <text:p text:style-name="P9">Όνομα αρχείου</text:p>
          </table:table-cell>
          <table:table-cell table:style-name="Table1.B1" office:value-type="string">
            <text:p text:style-name="P7"><text:file-name text:display="name-and-extension"/><text:span text:style-name="T2">SDD_Document</text:span></text:p>
          </table:table-cell>
        </table:table-row>
        <table:table-row table:style-name="Table1.1">
          <table:table-cell table:style-name="Table1.A1" office:value-type="string">
            <text:p text:style-name="P9">Αριθμός εντύπου:</text:p>
          </table:table-cell>
          <table:table-cell table:style-name="Table1.B1" office:value-type="string">
            <text:p text:style-name="P8">-</text:p>
          </table:table-cell>
        </table:table-row>
      </table:table>
      <text:p text:style-name="P1"><text:soft-page-break/>ΠΕΡΙΕΧΟΜΕΝΑ</text:p>
      <text:p text:style-name="P1"/>
      <text:list xml:id="list4835983086671000658" text:style-name="L1">
        <text:list-item>
          <text:p text:style-name="P2">Εισαγωγή</text:p>
        </text:list-item>
        <text:list-item>
          <text:p text:style-name="P2">Θεμελιώδεις Σχεδιαστικές Αποφάσεις</text:p>
          <text:list>
            <text:list-header>
              <text:p text:style-name="P4">2.1 Δημιουργία Βάσης Δεδομένων</text:p>
              <text:p text:style-name="P4">2.2 Εγγραφή και σύνδεση χρήστη</text:p>
              <text:p text:style-name="P4">2.3 Προώθηση εισερχόμενων κλήσεων</text:p>
              <text:p text:style-name="P4">2.4 <text:span text:style-name="T4">Περιορισμός εισερχόμενων κλήσεων</text:span></text:p>
              <text:p text:style-name="P4"><text:span text:style-name="T4">2.5 Χρέωση εξερχόμενων κλήσεων</text:span></text:p>
              <text:p text:style-name="P5">2.6 Επιπρόσθετες τροποποιήσεις</text:p>
            </text:list-header>
          </text:list>
        </text:list-item>
        <text:list-item>
          <text:p text:style-name="P3">Αρχιτεκτονική</text:p>
        </text:list-item>
        <text:list-item>
          <text:p text:style-name="P3">Λεπτομερη διαγράμματα κλάσεων</text:p>
          <text:list>
            <text:list-header>
              <text:p text:style-name="P3"><text:span text:style-name="Προεπιλεγμένη_20_γραμματοσειρά"><text:span text:style-name="T6">4.1 Διαγράμματα Κλάσης UML</text:span></text:span></text:p>
              <text:list>
                <text:list-item>
                  <text:list>
                    <text:list-header>
                      <text:p text:style-name="P3"><text:span text:style-name="Προεπιλεγμένη_20_γραμματοσειρά"><text:span text:style-name="T6">4.1.1 SIP Communicator</text:span></text:span></text:p>
                      <text:p text:style-name="P3"><text:span text:style-name="Προεπιλεγμένη_20_γραμματοσειρά"><text:span text:style-name="T6">4.1.2 SIP Proxy</text:span></text:span></text:p>
                    </text:list-header>
                  </text:list>
                </text:list-item>
              </text:list>
              <text:p text:style-name="P3"><text:span text:style-name="Προεπιλεγμένη_20_γραμματοσειρά"><text:span text:style-name="T6">4.2 Λεπτομέρειες Μεθόδων</text:span></text:span></text:p>
              <text:list>
                <text:list-item>
                  <text:list>
                    <text:list-header>
                      <text:p text:style-name="P11"><text:span text:style-name="Προεπιλεγμένη_20_γραμματοσειρά"><text:span text:style-name="T6">4.2.1 <text:s/>Proxy Server</text:span></text:span></text:p>
                      <text:p text:style-name="P11"><text:span text:style-name="Προεπιλεγμένη_20_γραμματοσειρά"><text:span text:style-name="T6">4.2.2 Blocking Server</text:span></text:span></text:p>
                      <text:p text:style-name="P11"><text:span text:style-name="Προεπιλεγμένη_20_γραμματοσειρά"><text:span text:style-name="T6">4.2.3 Billing Server</text:span></text:span></text:p>
                      <text:p text:style-name="P11"><text:span text:style-name="Προεπιλεγμένη_20_γραμματοσειρά"><text:span text:style-name="T6">4.2.4 Forwarding Server</text:span></text:span></text:p>
                      <text:p text:style-name="P11"><text:span text:style-name="Προεπιλεγμένη_20_γραμματοσειρά"><text:span text:style-name="T6">4.2.5 Timer Server</text:span></text:span></text:p>
                      <text:p text:style-name="P11"><text:span text:style-name="Προεπιλεγμένη_20_γραμματοσειρά"><text:span text:style-name="T6">4.2.6 Registrar Server</text:span></text:span></text:p>
                      <text:p text:style-name="P11"><text:span text:style-name="Προεπιλεγμένη_20_γραμματοσειρά"><text:span text:style-name="T6">4.2.7 Database Server</text:span></text:span></text:p>
                      <text:p text:style-name="P11"><text:span text:style-name="Προεπιλεγμένη_20_γραμματοσειρά"><text:span text:style-name="T6">4.2.8 Proxy Extension</text:span></text:span></text:p>
                      <text:p text:style-name="P11"><text:span text:style-name="Προεπιλεγμένη_20_γραμματοσειρά"><text:span text:style-name="T6">4.2.9 Socket Server</text:span></text:span></text:p>
                      <text:p text:style-name="P11"><text:span text:style-name="Προεπιλεγμένη_20_γραμματοσειρά"><text:span text:style-name="T7">4.2.10 Worker</text:span></text:span></text:p>
                      <text:p text:style-name="P11"><text:span text:style-name="Προεπιλεγμένη_20_γραμματοσειρά"><text:span text:style-name="T7">4.2.11 BlockUI</text:span></text:span></text:p>
                      <text:p text:style-name="P11"><text:span text:style-name="Προεπιλεγμένη_20_γραμματοσειρά"><text:span text:style-name="T7">4.2.12 ForwardingUI</text:span></text:span></text:p>
                      <text:p text:style-name="P11"><text:span text:style-name="Προεπιλεγμένη_20_γραμματοσειρά"><text:span text:style-name="T7">4.2.13 BillingUI</text:span></text:span></text:p>
                      <text:p text:style-name="P11"><text:span text:style-name="Προεπιλεγμένη_20_γραμματοσειρά"><text:span text:style-name="T7">4.2.14 NoEditable Table Model</text:span></text:span></text:p>
                      <text:p text:style-name="P11"><text:span text:style-name="Προεπιλεγμένη_20_γραμματοσειρά"><text:span text:style-name="T7">4.2.15 GUIManager</text:span></text:span></text:p>
                      <text:p text:style-name="P11"><text:span text:style-name="Προεπιλεγμένη_20_γραμματοσειρά"><text:span text:style-name="T7">4.2.16 Phone Frame</text:span></text:span></text:p>
                      <text:p text:style-name="P11"><text:span text:style-name="Προεπιλεγμένη_20_γραμματοσειρά"><text:span text:style-name="T7">4.2.17 Authentication Splash</text:span></text:span></text:p>
                      <text:p text:style-name="P11"><text:span text:style-name="Προεπιλεγμένη_20_γραμματοσειρά"><text:span text:style-name="T7">4.2.18 SIP Communicator</text:span></text:span>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1"><text:span text:style-name="Προεπιλεγμένη_20_γραμματοσειρά"><text:span text:style-name="T5">Διαγράμματα Κατάστασης</text:span></text:span></text:p>
        </text:list-item>
        <text:list-item>
          <text:p text:style-name="P11"><text:span text:style-name="Προεπιλεγμένη_20_γραμματοσειρά"><text:span text:style-name="T5">Ανοιχτά Ζητήματα</text:span></text:span></text:p>
          <text:list>
            <text:list-header>
              <text:p text:style-name="P11"><text:span text:style-name="Προεπιλεγμένη_20_γραμματοσειρά"><text:span text:style-name="T7">6.1 Ασφάλεια Συστήματος</text:span></text:span></text:p>
              <text:p text:style-name="P11"><text:span text:style-name="Προεπιλεγμένη_20_γραμματοσειρά"><text:span text:style-name="T7">6.2 Εύρεση Κύκλων στην Προώθηση Κλήσεων</text:span></text:span></text:p>
              <text:p text:style-name="P11"><text:span text:style-name="Προεπιλεγμένη_20_γραμματοσειρά"><text:span text:style-name="T7">6.3 Γραφικό Περιβάλλον</text:span></text:span></text:p>
              <text:p text:style-name="P11"><text:span text:style-name="Προεπιλεγμένη_20_γραμματοσειρά"><text:span text:style-name="T7">6.4 Billing Σύστημα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Προεπιλεγμένη_20_γραμματοσειρά" style:display-name="Προεπιλεγμένη γραμματοσειρά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 Panagiotis Argyriou</meta:initial-creator>
    <meta:creation-date>2016-12-21T19:23:17.02</meta:creation-date>
    <meta:document-statistic meta:table-count="1" meta:image-count="0" meta:object-count="0" meta:page-count="2" meta:paragraph-count="68" meta:word-count="167" meta:character-count="1253"/>
    <dc:date>2016-12-21T19:37:32.72</dc:date>
    <dc:creator>Stefanos Panagiotis Argyriou</dc:creator>
    <meta:editing-duration>PT14M15S</meta:editing-duration>
    <meta:editing-cycles>1</meta:editing-cycles>
    <meta:generator>OpenOffice/4.1.2$Win32 OpenOffice.org_project/412m3$Build-9782</meta:generator>
  </office:meta>
</office:document-meta>
</file>